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80" calcext:value-type="float">
            <text:p>2580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16" calcext:value-type="float">
            <text:p>2616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86" calcext:value-type="float">
            <text:p>2686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8" calcext:value-type="float">
            <text:p>2758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1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805" calcext:value-type="float">
            <text:p>2805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1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8" calcext:value-type="float">
            <text:p>2858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number-columns-repeated="2"/>
          <table:table-cell table:style-name="ce13" table:formula="of:=[.F54]+[.E55]" office:value-type="float" office:value="2858" calcext:value-type="float">
            <text:p>2858</text:p>
          </table:table-cell>
          <table:table-cell/>
          <table:table-cell table:formula="of:=[.H54]+[.G5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4570.87" calcext:value-type="currency">
            <text:p>$4 570,87</text:p>
          </table:table-cell>
          <table:table-cell table:style-name="ce41" table:formula="of:=[.A55]*budgetjour-[.O55]" office:value-type="currency" office:currency="USD" office:value="613.13" calcext:value-type="currency">
            <text:p>$613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858" calcext:value-type="float">
            <text:p>2858</text:p>
          </table:table-cell>
          <table:table-cell/>
          <table:table-cell table:formula="of:=[.H55]+[.G5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570.87" calcext:value-type="currency">
            <text:p>$4 570,87</text:p>
          </table:table-cell>
          <table:table-cell table:style-name="ce41" table:formula="of:=[.A56]*budgetjour-[.O56]" office:value-type="currency" office:currency="USD" office:value="709.13" calcext:value-type="currency">
            <text:p>$709,1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858" calcext:value-type="float">
            <text:p>2858</text:p>
          </table:table-cell>
          <table:table-cell/>
          <table:table-cell table:formula="of:=[.H56]+[.G5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570.87" calcext:value-type="currency">
            <text:p>$4 570,87</text:p>
          </table:table-cell>
          <table:table-cell table:style-name="ce41" table:formula="of:=[.A57]*budgetjour-[.O57]" office:value-type="currency" office:currency="USD" office:value="805.13" calcext:value-type="currency">
            <text:p>$805,1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858" calcext:value-type="float">
            <text:p>2858</text:p>
          </table:table-cell>
          <table:table-cell/>
          <table:table-cell table:formula="of:=[.H57]+[.G5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570.87" calcext:value-type="currency">
            <text:p>$4 570,87</text:p>
          </table:table-cell>
          <table:table-cell table:style-name="ce41" table:formula="of:=[.A58]*budgetjour-[.O58]" office:value-type="currency" office:currency="USD" office:value="901.13" calcext:value-type="currency">
            <text:p>$901,1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858" calcext:value-type="float">
            <text:p>2858</text:p>
          </table:table-cell>
          <table:table-cell/>
          <table:table-cell table:formula="of:=[.H58]+[.G5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570.87" calcext:value-type="currency">
            <text:p>$4 570,87</text:p>
          </table:table-cell>
          <table:table-cell table:style-name="ce41" table:formula="of:=[.A59]*budgetjour-[.O59]" office:value-type="currency" office:currency="USD" office:value="997.13" calcext:value-type="currency">
            <text:p>$997,1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858" calcext:value-type="float">
            <text:p>2858</text:p>
          </table:table-cell>
          <table:table-cell/>
          <table:table-cell table:formula="of:=[.H59]+[.G6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570.87" calcext:value-type="currency">
            <text:p>$4 570,87</text:p>
          </table:table-cell>
          <table:table-cell table:style-name="ce41" table:formula="of:=[.A60]*budgetjour-[.O60]" office:value-type="currency" office:currency="USD" office:value="1093.13" calcext:value-type="currency">
            <text:p>$1 093,1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858" calcext:value-type="float">
            <text:p>2858</text:p>
          </table:table-cell>
          <table:table-cell/>
          <table:table-cell table:formula="of:=[.H60]+[.G6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570.87" calcext:value-type="currency">
            <text:p>$4 570,87</text:p>
          </table:table-cell>
          <table:table-cell table:style-name="ce41" table:formula="of:=[.A61]*budgetjour-[.O61]" office:value-type="currency" office:currency="USD" office:value="1189.13" calcext:value-type="currency">
            <text:p>$1 189,1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858" calcext:value-type="float">
            <text:p>2858</text:p>
          </table:table-cell>
          <table:table-cell/>
          <table:table-cell table:formula="of:=[.H61]+[.G6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570.87" calcext:value-type="currency">
            <text:p>$4 570,87</text:p>
          </table:table-cell>
          <table:table-cell table:style-name="ce41" table:formula="of:=[.A62]*budgetjour-[.O62]" office:value-type="currency" office:currency="USD" office:value="1285.13" calcext:value-type="currency">
            <text:p>$1 285,1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858" calcext:value-type="float">
            <text:p>2858</text:p>
          </table:table-cell>
          <table:table-cell/>
          <table:table-cell table:formula="of:=[.H62]+[.G6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570.87" calcext:value-type="currency">
            <text:p>$4 570,87</text:p>
          </table:table-cell>
          <table:table-cell table:style-name="ce41" table:formula="of:=[.A63]*budgetjour-[.O63]" office:value-type="currency" office:currency="USD" office:value="1381.13" calcext:value-type="currency">
            <text:p>$1 381,1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858" calcext:value-type="float">
            <text:p>2858</text:p>
          </table:table-cell>
          <table:table-cell/>
          <table:table-cell table:formula="of:=[.H63]+[.G6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570.87" calcext:value-type="currency">
            <text:p>$4 570,87</text:p>
          </table:table-cell>
          <table:table-cell table:style-name="ce41" table:formula="of:=[.A64]*budgetjour-[.O64]" office:value-type="currency" office:currency="USD" office:value="1477.13" calcext:value-type="currency">
            <text:p>$1 477,1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858" calcext:value-type="float">
            <text:p>2858</text:p>
          </table:table-cell>
          <table:table-cell/>
          <table:table-cell table:formula="of:=[.H64]+[.G6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570.87" calcext:value-type="currency">
            <text:p>$4 570,87</text:p>
          </table:table-cell>
          <table:table-cell table:style-name="ce41" table:formula="of:=[.A65]*budgetjour-[.O65]" office:value-type="currency" office:currency="USD" office:value="1573.13" calcext:value-type="currency">
            <text:p>$1 573,1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858" calcext:value-type="float">
            <text:p>2858</text:p>
          </table:table-cell>
          <table:table-cell/>
          <table:table-cell table:formula="of:=[.H65]+[.G6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570.87" calcext:value-type="currency">
            <text:p>$4 570,87</text:p>
          </table:table-cell>
          <table:table-cell table:style-name="ce41" table:formula="of:=[.A66]*budgetjour-[.O66]" office:value-type="currency" office:currency="USD" office:value="1669.13" calcext:value-type="currency">
            <text:p>$1 669,1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858" calcext:value-type="float">
            <text:p>2858</text:p>
          </table:table-cell>
          <table:table-cell/>
          <table:table-cell table:formula="of:=[.H66]+[.G6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570.87" calcext:value-type="currency">
            <text:p>$4 570,87</text:p>
          </table:table-cell>
          <table:table-cell table:style-name="ce41" table:formula="of:=[.A67]*budgetjour-[.O67]" office:value-type="currency" office:currency="USD" office:value="1765.13" calcext:value-type="currency">
            <text:p>$1 765,1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858" calcext:value-type="float">
            <text:p>2858</text:p>
          </table:table-cell>
          <table:table-cell/>
          <table:table-cell table:formula="of:=[.H67]+[.G6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570.87" calcext:value-type="currency">
            <text:p>$4 570,87</text:p>
          </table:table-cell>
          <table:table-cell table:style-name="ce41" table:formula="of:=[.A68]*budgetjour-[.O68]" office:value-type="currency" office:currency="USD" office:value="1861.13" calcext:value-type="currency">
            <text:p>$1 861,1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858" calcext:value-type="float">
            <text:p>2858</text:p>
          </table:table-cell>
          <table:table-cell/>
          <table:table-cell table:formula="of:=[.H68]+[.G6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570.87" calcext:value-type="currency">
            <text:p>$4 570,87</text:p>
          </table:table-cell>
          <table:table-cell table:style-name="ce41" table:formula="of:=[.A69]*budgetjour-[.O69]" office:value-type="currency" office:currency="USD" office:value="1957.13" calcext:value-type="currency">
            <text:p>$1 957,1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858" calcext:value-type="float">
            <text:p>2858</text:p>
          </table:table-cell>
          <table:table-cell/>
          <table:table-cell table:formula="of:=[.H69]+[.G7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570.87" calcext:value-type="currency">
            <text:p>$4 570,87</text:p>
          </table:table-cell>
          <table:table-cell table:style-name="ce41" table:formula="of:=[.A70]*budgetjour-[.O70]" office:value-type="currency" office:currency="USD" office:value="2053.13" calcext:value-type="currency">
            <text:p>$2 053,1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858" calcext:value-type="float">
            <text:p>2858</text:p>
          </table:table-cell>
          <table:table-cell/>
          <table:table-cell table:formula="of:=[.H70]+[.G7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570.87" calcext:value-type="currency">
            <text:p>$4 570,87</text:p>
          </table:table-cell>
          <table:table-cell table:style-name="ce41" table:formula="of:=[.A71]*budgetjour-[.O71]" office:value-type="currency" office:currency="USD" office:value="2149.13" calcext:value-type="currency">
            <text:p>$2 149,1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858" calcext:value-type="float">
            <text:p>2858</text:p>
          </table:table-cell>
          <table:table-cell/>
          <table:table-cell table:formula="of:=[.H71]+[.G7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570.87" calcext:value-type="currency">
            <text:p>$4 570,87</text:p>
          </table:table-cell>
          <table:table-cell table:style-name="ce41" table:formula="of:=[.A72]*budgetjour-[.O72]" office:value-type="currency" office:currency="USD" office:value="2245.13" calcext:value-type="currency">
            <text:p>$2 245,1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858" calcext:value-type="float">
            <text:p>2858</text:p>
          </table:table-cell>
          <table:table-cell/>
          <table:table-cell table:formula="of:=[.H72]+[.G7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570.87" calcext:value-type="currency">
            <text:p>$4 570,87</text:p>
          </table:table-cell>
          <table:table-cell table:style-name="ce41" table:formula="of:=[.A73]*budgetjour-[.O73]" office:value-type="currency" office:currency="USD" office:value="2341.13" calcext:value-type="currency">
            <text:p>$2 341,1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858" calcext:value-type="float">
            <text:p>2858</text:p>
          </table:table-cell>
          <table:table-cell/>
          <table:table-cell table:formula="of:=[.H73]+[.G7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570.87" calcext:value-type="currency">
            <text:p>$4 570,87</text:p>
          </table:table-cell>
          <table:table-cell table:style-name="ce41" table:formula="of:=[.A74]*budgetjour-[.O74]" office:value-type="currency" office:currency="USD" office:value="2437.13" calcext:value-type="currency">
            <text:p>$2 437,1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858" calcext:value-type="float">
            <text:p>2858</text:p>
          </table:table-cell>
          <table:table-cell/>
          <table:table-cell table:formula="of:=[.H74]+[.G7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570.87" calcext:value-type="currency">
            <text:p>$4 570,87</text:p>
          </table:table-cell>
          <table:table-cell table:style-name="ce41" table:formula="of:=[.A75]*budgetjour-[.O75]" office:value-type="currency" office:currency="USD" office:value="2533.13" calcext:value-type="currency">
            <text:p>$2 533,1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858" calcext:value-type="float">
            <text:p>2858</text:p>
          </table:table-cell>
          <table:table-cell/>
          <table:table-cell table:formula="of:=[.H75]+[.G7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570.87" calcext:value-type="currency">
            <text:p>$4 570,87</text:p>
          </table:table-cell>
          <table:table-cell table:style-name="ce41" table:formula="of:=[.A76]*budgetjour-[.O76]" office:value-type="currency" office:currency="USD" office:value="2629.13" calcext:value-type="currency">
            <text:p>$2 629,1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858" calcext:value-type="float">
            <text:p>2858</text:p>
          </table:table-cell>
          <table:table-cell/>
          <table:table-cell table:formula="of:=[.H76]+[.G7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570.87" calcext:value-type="currency">
            <text:p>$4 570,87</text:p>
          </table:table-cell>
          <table:table-cell table:style-name="ce41" table:formula="of:=[.A77]*budgetjour-[.O77]" office:value-type="currency" office:currency="USD" office:value="2725.13" calcext:value-type="currency">
            <text:p>$2 725,1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858" calcext:value-type="float">
            <text:p>2858</text:p>
          </table:table-cell>
          <table:table-cell/>
          <table:table-cell table:formula="of:=[.H77]+[.G7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570.87" calcext:value-type="currency">
            <text:p>$4 570,87</text:p>
          </table:table-cell>
          <table:table-cell table:style-name="ce41" table:formula="of:=[.A78]*budgetjour-[.O78]" office:value-type="currency" office:currency="USD" office:value="2821.13" calcext:value-type="currency">
            <text:p>$2 821,1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858" calcext:value-type="float">
            <text:p>2858</text:p>
          </table:table-cell>
          <table:table-cell/>
          <table:table-cell table:formula="of:=[.H78]+[.G7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570.87" calcext:value-type="currency">
            <text:p>$4 570,87</text:p>
          </table:table-cell>
          <table:table-cell table:style-name="ce41" table:formula="of:=[.A79]*budgetjour-[.O79]" office:value-type="currency" office:currency="USD" office:value="2917.13" calcext:value-type="currency">
            <text:p>$2 917,1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858" calcext:value-type="float">
            <text:p>2858</text:p>
          </table:table-cell>
          <table:table-cell/>
          <table:table-cell table:formula="of:=[.H79]+[.G8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570.87" calcext:value-type="currency">
            <text:p>$4 570,87</text:p>
          </table:table-cell>
          <table:table-cell table:style-name="ce41" table:formula="of:=[.A80]*budgetjour-[.O80]" office:value-type="currency" office:currency="USD" office:value="3013.13" calcext:value-type="currency">
            <text:p>$3 013,1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858" calcext:value-type="float">
            <text:p>2858</text:p>
          </table:table-cell>
          <table:table-cell/>
          <table:table-cell table:formula="of:=[.H80]+[.G8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570.87" calcext:value-type="currency">
            <text:p>$4 570,87</text:p>
          </table:table-cell>
          <table:table-cell table:style-name="ce41" table:formula="of:=[.A81]*budgetjour-[.O81]" office:value-type="currency" office:currency="USD" office:value="3109.13" calcext:value-type="currency">
            <text:p>$3 109,1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858" calcext:value-type="float">
            <text:p>2858</text:p>
          </table:table-cell>
          <table:table-cell/>
          <table:table-cell table:formula="of:=[.H81]+[.G8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570.87" calcext:value-type="currency">
            <text:p>$4 570,87</text:p>
          </table:table-cell>
          <table:table-cell table:style-name="ce41" table:formula="of:=[.A82]*budgetjour-[.O82]" office:value-type="currency" office:currency="USD" office:value="3205.13" calcext:value-type="currency">
            <text:p>$3 205,1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858" calcext:value-type="float">
            <text:p>2858</text:p>
          </table:table-cell>
          <table:table-cell/>
          <table:table-cell table:formula="of:=[.H82]+[.G8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570.87" calcext:value-type="currency">
            <text:p>$4 570,87</text:p>
          </table:table-cell>
          <table:table-cell table:style-name="ce41" table:formula="of:=[.A83]*budgetjour-[.O83]" office:value-type="currency" office:currency="USD" office:value="3301.13" calcext:value-type="currency">
            <text:p>$3 301,1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858" calcext:value-type="float">
            <text:p>2858</text:p>
          </table:table-cell>
          <table:table-cell/>
          <table:table-cell table:formula="of:=[.H83]+[.G8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570.87" calcext:value-type="currency">
            <text:p>$4 570,87</text:p>
          </table:table-cell>
          <table:table-cell table:style-name="ce41" table:formula="of:=[.A84]*budgetjour-[.O84]" office:value-type="currency" office:currency="USD" office:value="3397.13" calcext:value-type="currency">
            <text:p>$3 397,1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858" calcext:value-type="float">
            <text:p>2858</text:p>
          </table:table-cell>
          <table:table-cell/>
          <table:table-cell table:formula="of:=[.H84]+[.G8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570.87" calcext:value-type="currency">
            <text:p>$4 570,87</text:p>
          </table:table-cell>
          <table:table-cell table:style-name="ce41" table:formula="of:=[.A85]*budgetjour-[.O85]" office:value-type="currency" office:currency="USD" office:value="3493.13" calcext:value-type="currency">
            <text:p>$3 493,1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858" calcext:value-type="float">
            <text:p>2858</text:p>
          </table:table-cell>
          <table:table-cell/>
          <table:table-cell table:formula="of:=[.H85]+[.G8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570.87" calcext:value-type="currency">
            <text:p>$4 570,87</text:p>
          </table:table-cell>
          <table:table-cell table:style-name="ce41" table:formula="of:=[.A86]*budgetjour-[.O86]" office:value-type="currency" office:currency="USD" office:value="3589.13" calcext:value-type="currency">
            <text:p>$3 589,1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858" calcext:value-type="float">
            <text:p>2858</text:p>
          </table:table-cell>
          <table:table-cell/>
          <table:table-cell table:formula="of:=[.H86]+[.G8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570.87" calcext:value-type="currency">
            <text:p>$4 570,87</text:p>
          </table:table-cell>
          <table:table-cell table:style-name="ce41" table:formula="of:=[.A87]*budgetjour-[.O87]" office:value-type="currency" office:currency="USD" office:value="3685.13" calcext:value-type="currency">
            <text:p>$3 685,1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858" calcext:value-type="float">
            <text:p>2858</text:p>
          </table:table-cell>
          <table:table-cell/>
          <table:table-cell table:formula="of:=[.H87]+[.G8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570.87" calcext:value-type="currency">
            <text:p>$4 570,87</text:p>
          </table:table-cell>
          <table:table-cell table:style-name="ce41" table:formula="of:=[.A88]*budgetjour-[.O88]" office:value-type="currency" office:currency="USD" office:value="3781.13" calcext:value-type="currency">
            <text:p>$3 781,1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858" calcext:value-type="float">
            <text:p>2858</text:p>
          </table:table-cell>
          <table:table-cell/>
          <table:table-cell table:formula="of:=[.H88]+[.G8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570.87" calcext:value-type="currency">
            <text:p>$4 570,87</text:p>
          </table:table-cell>
          <table:table-cell table:style-name="ce41" table:formula="of:=[.A89]*budgetjour-[.O89]" office:value-type="currency" office:currency="USD" office:value="3877.13" calcext:value-type="currency">
            <text:p>$3 877,1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858" calcext:value-type="float">
            <text:p>2858</text:p>
          </table:table-cell>
          <table:table-cell/>
          <table:table-cell table:formula="of:=[.H89]+[.G9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570.87" calcext:value-type="currency">
            <text:p>$4 570,87</text:p>
          </table:table-cell>
          <table:table-cell table:style-name="ce41" table:formula="of:=[.A90]*budgetjour-[.O90]" office:value-type="currency" office:currency="USD" office:value="3973.13" calcext:value-type="currency">
            <text:p>$3 973,1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858" calcext:value-type="float">
            <text:p>2858</text:p>
          </table:table-cell>
          <table:table-cell/>
          <table:table-cell table:formula="of:=[.H90]+[.G9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570.87" calcext:value-type="currency">
            <text:p>$4 570,87</text:p>
          </table:table-cell>
          <table:table-cell table:style-name="ce41" table:formula="of:=[.A91]*budgetjour-[.O91]" office:value-type="currency" office:currency="USD" office:value="4069.13" calcext:value-type="currency">
            <text:p>$4 069,1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858" calcext:value-type="float">
            <text:p>2858</text:p>
          </table:table-cell>
          <table:table-cell/>
          <table:table-cell table:formula="of:=[.H91]+[.G9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570.87" calcext:value-type="currency">
            <text:p>$4 570,87</text:p>
          </table:table-cell>
          <table:table-cell table:style-name="ce41" table:formula="of:=[.A92]*budgetjour-[.O92]" office:value-type="currency" office:currency="USD" office:value="4165.13" calcext:value-type="currency">
            <text:p>$4 165,1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858" calcext:value-type="float">
            <text:p>2858</text:p>
          </table:table-cell>
          <table:table-cell/>
          <table:table-cell table:formula="of:=[.H92]+[.G9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570.87" calcext:value-type="currency">
            <text:p>$4 570,87</text:p>
          </table:table-cell>
          <table:table-cell table:style-name="ce41" table:formula="of:=[.A93]*budgetjour-[.O93]" office:value-type="currency" office:currency="USD" office:value="4261.13" calcext:value-type="currency">
            <text:p>$4 261,1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858" calcext:value-type="float">
            <text:p>2858</text:p>
          </table:table-cell>
          <table:table-cell/>
          <table:table-cell table:formula="of:=[.H93]+[.G9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570.87" calcext:value-type="currency">
            <text:p>$4 570,87</text:p>
          </table:table-cell>
          <table:table-cell table:style-name="ce41" table:formula="of:=[.A94]*budgetjour-[.O94]" office:value-type="currency" office:currency="USD" office:value="4357.13" calcext:value-type="currency">
            <text:p>$4 357,1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858" calcext:value-type="float">
            <text:p>2858</text:p>
          </table:table-cell>
          <table:table-cell/>
          <table:table-cell table:formula="of:=[.H94]+[.G9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570.87" calcext:value-type="currency">
            <text:p>$4 570,87</text:p>
          </table:table-cell>
          <table:table-cell table:style-name="ce41" table:formula="of:=[.A95]*budgetjour-[.O95]" office:value-type="currency" office:currency="USD" office:value="4453.13" calcext:value-type="currency">
            <text:p>$4 453,1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858" calcext:value-type="float">
            <text:p>2858</text:p>
          </table:table-cell>
          <table:table-cell/>
          <table:table-cell table:formula="of:=[.H95]+[.G9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570.87" calcext:value-type="currency">
            <text:p>$4 570,87</text:p>
          </table:table-cell>
          <table:table-cell table:style-name="ce41" table:formula="of:=[.A96]*budgetjour-[.O96]" office:value-type="currency" office:currency="USD" office:value="4549.13" calcext:value-type="currency">
            <text:p>$4 549,1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858" calcext:value-type="float">
            <text:p>2858</text:p>
          </table:table-cell>
          <table:table-cell/>
          <table:table-cell table:formula="of:=[.H96]+[.G97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570.87" calcext:value-type="currency">
            <text:p>$4 570,87</text:p>
          </table:table-cell>
          <table:table-cell table:style-name="ce41" table:formula="of:=[.A97]*budgetjour-[.O97]" office:value-type="currency" office:currency="USD" office:value="4645.13" calcext:value-type="currency">
            <text:p>$4 645,1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858" calcext:value-type="float">
            <text:p>2858</text:p>
          </table:table-cell>
          <table:table-cell/>
          <table:table-cell table:formula="of:=[.H97]+[.G98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570.87" calcext:value-type="currency">
            <text:p>$4 570,87</text:p>
          </table:table-cell>
          <table:table-cell table:style-name="ce41" table:formula="of:=[.A98]*budgetjour-[.O98]" office:value-type="currency" office:currency="USD" office:value="4741.13" calcext:value-type="currency">
            <text:p>$4 741,1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858" calcext:value-type="float">
            <text:p>2858</text:p>
          </table:table-cell>
          <table:table-cell/>
          <table:table-cell table:formula="of:=[.H98]+[.G99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570.87" calcext:value-type="currency">
            <text:p>$4 570,87</text:p>
          </table:table-cell>
          <table:table-cell table:style-name="ce41" table:formula="of:=[.A99]*budgetjour-[.O99]" office:value-type="currency" office:currency="USD" office:value="4837.13" calcext:value-type="currency">
            <text:p>$4 837,1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858" calcext:value-type="float">
            <text:p>2858</text:p>
          </table:table-cell>
          <table:table-cell/>
          <table:table-cell table:formula="of:=[.H99]+[.G100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570.87" calcext:value-type="currency">
            <text:p>$4 570,87</text:p>
          </table:table-cell>
          <table:table-cell table:style-name="ce41" table:formula="of:=[.A100]*budgetjour-[.O100]" office:value-type="currency" office:currency="USD" office:value="4933.13" calcext:value-type="currency">
            <text:p>$4 933,1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858" calcext:value-type="float">
            <text:p>2858</text:p>
          </table:table-cell>
          <table:table-cell/>
          <table:table-cell table:formula="of:=[.H100]+[.G101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570.87" calcext:value-type="currency">
            <text:p>$4 570,87</text:p>
          </table:table-cell>
          <table:table-cell table:style-name="ce41" table:formula="of:=[.A101]*budgetjour-[.O101]" office:value-type="currency" office:currency="USD" office:value="5029.13" calcext:value-type="currency">
            <text:p>$5 029,1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858" calcext:value-type="float">
            <text:p>2858</text:p>
          </table:table-cell>
          <table:table-cell/>
          <table:table-cell table:formula="of:=[.H101]+[.G102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570.87" calcext:value-type="currency">
            <text:p>$4 570,87</text:p>
          </table:table-cell>
          <table:table-cell table:style-name="ce41" table:formula="of:=[.A102]*budgetjour-[.O102]" office:value-type="currency" office:currency="USD" office:value="5125.13" calcext:value-type="currency">
            <text:p>$5 125,1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858" calcext:value-type="float">
            <text:p>2858</text:p>
          </table:table-cell>
          <table:table-cell/>
          <table:table-cell table:formula="of:=[.H102]+[.G103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570.87" calcext:value-type="currency">
            <text:p>$4 570,87</text:p>
          </table:table-cell>
          <table:table-cell table:style-name="ce41" table:formula="of:=[.A103]*budgetjour-[.O103]" office:value-type="currency" office:currency="USD" office:value="5221.13" calcext:value-type="currency">
            <text:p>$5 221,1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858" calcext:value-type="float">
            <text:p>2858</text:p>
          </table:table-cell>
          <table:table-cell/>
          <table:table-cell table:formula="of:=[.H103]+[.G104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570.87" calcext:value-type="currency">
            <text:p>$4 570,87</text:p>
          </table:table-cell>
          <table:table-cell table:style-name="ce41" table:formula="of:=[.A104]*budgetjour-[.O104]" office:value-type="currency" office:currency="USD" office:value="5317.13" calcext:value-type="currency">
            <text:p>$5 317,1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858" calcext:value-type="float">
            <text:p>2858</text:p>
          </table:table-cell>
          <table:table-cell/>
          <table:table-cell table:formula="of:=[.H104]+[.G105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570.87" calcext:value-type="currency">
            <text:p>$4 570,87</text:p>
          </table:table-cell>
          <table:table-cell table:style-name="ce41" table:formula="of:=[.A105]*budgetjour-[.O105]" office:value-type="currency" office:currency="USD" office:value="5413.13" calcext:value-type="currency">
            <text:p>$5 413,1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858" calcext:value-type="float">
            <text:p>2858</text:p>
          </table:table-cell>
          <table:table-cell/>
          <table:table-cell table:formula="of:=[.H105]+[.G106]" office:value-type="float" office:value="23370" calcext:value-type="float">
            <text:p>23370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570.87" calcext:value-type="currency">
            <text:p>$4 570,87</text:p>
          </table:table-cell>
          <table:table-cell table:style-name="ce41" table:formula="of:=[.A106]*budgetjour-[.O106]" office:value-type="currency" office:currency="USD" office:value="5509.13" calcext:value-type="currency">
            <text:p>$5 509,1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/00/0000</text:date>, <text:time style:data-style-name="N2" text:time-value="20:28:03.4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7T20:30:12.611000000</dc:date>
    <meta:editing-duration>P105DT3H18M59S</meta:editing-duration>
    <meta:editing-cycles>251</meta:editing-cycles>
    <meta:document-statistic meta:table-count="2" meta:cell-count="1283" meta:object-count="0"/>
  </office:meta>
</office:document-meta>
</file>